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1"/>
    </style:style>
    <style:style style:name="P2" style:family="paragraph" style:parent-style-name="Standard">
      <style:paragraph-properties fo:line-height="100%"/>
    </style:style>
    <style:style style:name="P3" style:family="paragraph" style:parent-style-name="Standard">
      <style:paragraph-properties fo:line-height="100%"/>
      <style:text-properties fo:font-size="12pt" style:font-size-asian="12pt" style:font-size-complex="12pt"/>
    </style:style>
    <style:style style:name="P4" style:family="paragraph" style:parent-style-name="Standard">
      <style:paragraph-properties fo:margin-top="0in" fo:margin-bottom="0.139in" loext:contextual-spacing="false" fo:line-height="100%"/>
    </style:style>
    <style:style style:name="P5" style:family="paragraph" style:parent-style-name="Standard">
      <style:paragraph-properties fo:margin-top="0in" fo:margin-bottom="0in" loext:contextual-spacing="false" fo:line-height="115%" fo:text-align="center" style:justify-single-word="false"/>
    </style:style>
    <style:style style:name="P6" style:family="paragraph" style:parent-style-name="Standard">
      <style:paragraph-properties fo:margin-top="0in" fo:margin-bottom="0in" loext:contextual-spacing="false" fo:line-height="100%"/>
      <style:text-properties style:font-name="Calibri" style:font-name-asian="Times New Roman1" style:font-name-complex="Calibri1"/>
    </style:style>
    <style:style style:name="P7" style:family="paragraph" style:parent-style-name="Standard">
      <style:paragraph-properties fo:margin-top="0in" fo:margin-bottom="0in" loext:contextual-spacing="false" fo:line-height="100%"/>
    </style:style>
    <style:style style:name="P8"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P9" style:family="paragraph" style:parent-style-name="Standard">
      <style:paragraph-properties fo:line-height="100%" fo:break-before="page"/>
      <style:text-properties style:font-name="Calibri" style:font-name-asian="Times New Roman1" style:font-name-complex="Calibri1"/>
    </style:style>
    <style:style style:name="T1" style:family="text">
      <style:text-properties fo:color="#1e4e79" style:font-name="Calibri Light" fo:font-size="18pt" fo:language="en" fo:country="US" fo:font-weight="bold"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T2" style:family="text">
      <style:text-properties style:font-name="Calibri Light" fo:font-size="15pt" fo:font-weight="bold" style:font-name-asian="Times New Roman1" style:font-size-asian="15pt" style:font-weight-asian="bold" style:font-name-complex="Calibri Light1" style:font-size-complex="15pt"/>
    </style:style>
    <style:style style:name="T3" style:family="text">
      <style:text-properties style:font-name="Calibri Light" fo:font-size="15pt" fo:font-weight="bold" style:font-size-asian="15pt" style:font-weight-asian="bold" style:font-name-complex="Calibri Light1" style:font-size-complex="15pt"/>
    </style:style>
    <style:style style:name="T4" style:family="text">
      <style:text-properties style:font-name="Calibri Light" fo:font-size="12pt" fo:font-weight="bold" style:font-size-asian="12pt" style:font-weight-asian="bold" style:font-name-complex="Calibri Light1" style:font-size-complex="12pt"/>
    </style:style>
    <style:style style:name="T5" style:family="text">
      <style:text-properties style:font-name="Calibri Light" fo:font-size="11pt" fo:font-weight="bold" style:font-size-asian="11pt" style:font-weight-asian="bold" style:font-name-complex="Calibri Light1" style:font-size-complex="11pt"/>
    </style:style>
    <style:style style:name="T6" style:family="text">
      <style:text-properties fo:font-size="15pt" style:font-size-asian="15pt" style:font-size-complex="15pt"/>
    </style:style>
    <style:style style:name="T7" style:family="text">
      <style:text-properties fo:color="#000000" fo:font-size="10.5pt" fo:language="en" fo:country="US" style:letter-kerning="false" style:font-name-asian="Times New Roman1" style:font-size-asian="10.5pt" style:language-asian="en" style:country-asian="US" style:font-name-complex="Calibri1" style:font-size-complex="10.5pt" style:language-complex="ar" style:country-complex="SA"/>
    </style:style>
    <style:style style:name="T8" style:family="text">
      <style:text-properties fo:color="#000000" style:font-name-asian="Times New Roman1" style:font-name-complex="Calibri1"/>
    </style:style>
    <style:style style:name="T9" style:family="text">
      <style:text-properties fo:color="#000000"/>
    </style:style>
    <style:style style:name="T10" style:family="text">
      <style:text-properties fo:color="#000000"/>
    </style:style>
    <style:style style:name="T11" style:family="text">
      <style:text-properties fo:color="#000000" style:font-name="Calibri Light" fo:font-size="12pt" fo:language="en" fo:country="US" fo:font-weight="bold" style:letter-kerning="false" style:font-name-asian="F" style:font-size-asian="12pt" style:language-asian="en" style:country-asian="US" style:font-weight-asian="bold" style:font-name-complex="Calibri Light1" style:font-size-complex="12pt" style:language-complex="ar" style:country-complex="SA"/>
    </style:style>
    <style:style style:name="T12" style:family="text">
      <style:text-properties fo:color="#000000" style:font-name="Calibri Light" fo:font-size="12pt" fo:font-weight="bold" style:font-size-asian="12pt" style:font-weight-asian="bold" style:font-name-complex="Calibri Light1" style:font-size-complex="12pt"/>
    </style:style>
    <style:style style:name="T13" style:family="text">
      <style:text-properties style:use-window-font-color="true" fo:font-size="10.5pt" fo:language="en" fo:country="US" style:letter-kerning="false" style:font-name-asian="F" style:font-size-asian="10.5pt" style:language-asian="en" style:country-asian="US" style:font-name-complex="F" style:font-size-complex="10.5pt" style:language-complex="ar" style:country-complex="SA"/>
    </style:style>
    <style:style style:name="T14" style:family="text">
      <style:text-properties style:use-window-font-color="true" fo:font-size="10.5pt" fo:language="en" fo:country="US" style:letter-kerning="false" style:font-name-asian="Times New Roman1" style:font-size-asian="10.5pt" style:language-asian="en" style:country-asian="US" style:font-name-complex="Calibri1" style:font-size-complex="10.5pt" style:language-complex="ar" style:country-complex="SA"/>
    </style:style>
    <style:style style:name="T15" style:family="text">
      <style:text-properties fo:font-size="12pt" style:font-size-asian="12pt" style:font-size-complex="12pt"/>
    </style:style>
    <style:style style:name="T16" style:family="text">
      <style:text-properties style:font-name-asian="Times New Roman1" style:font-name-complex="Calibri1"/>
    </style:style>
    <style:style style:name="T17" style:family="text">
      <style:text-properties fo:font-size="11pt"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5"><text:span text:style-name="T1">User-Managed Access in Web-Based</text:span></text:p>
      <text:p text:style-name="P5"><text:span text:style-name="T1">Email System</text:span></text:p>
      <text:p text:style-name="P6"/>
      <text:p text:style-name="P6"/>
      <text:p text:style-name="P7"><text:span text:style-name="T2">Abstract</text:span></text:p>
      <text:p text:style-name="P6"/>
      <text:p text:style-name="Standard"><text:span text:style-name="T7">User-Managed Access (UMA) authorization framework</text:span><text:span text:style-name="T8"> to leverage security and add new </text:span><text:span text:style-name="T7">capabilities</text:span><text:span text:style-name="T8"> </text:span><text:span text:style-name="T7">to the existing</text:span><text:span text:style-name="T8"> email system </text:span><text:span text:style-name="T7">infrastructure</text:span><text:span text:style-name="T8">. This is not another sharing via email system proposal built </text:span><text:span text:style-name="T7">around</text:span><text:span text:style-name="T8"> the UMA primary use case “Alice to Bob sharing”. T</text:span><text:span text:style-name="T7">his proposal</text:span><text:span text:style-name="T8"> does not break the basic email feature “What you get is </text:span><text:span text:style-name="T7">under your control</text:span><text:span text:style-name="T8">”. This proposal goes beyond the UMA primary use case “Alice to Bob sharing”. </text:span></text:p>
      <text:p text:style-name="Standard"><text:span text:style-name="T8">Deeply integrated</text:span></text:p>
      <text:p text:style-name="P2"><text:span text:style-name="T3">Introduction</text:span></text:p>
      <text:p text:style-name="P2">The main components of the email system have been designed between 1971 and 1992 by many inventors. In the course of time, email has become the most commonly used application of the Internet. Nowadays the email infrastructure forms the backbone of the worldwide digital identity, and email is the only truly <text:span text:style-name="T13">decentralized</text:span> communication system of the Internet. </text:p>
      <text:p text:style-name="P2"><text:span text:style-name="T3">Problem</text:span></text:p>
      <text:p text:style-name="P2">Despite the rising importance of email infrastructure, the whole ecosystem still relies on over 40 year-old architecture and protocol design. There are spam and attachment issues from the very beginning. Even though the main email service providers claim email accounts to be safe, the fact remains that major security and functional flaws <text:span text:style-name="T9">are not fixed. The email system, while conceptually sound as a communication means, is structurally obsolete and functionally deficient.</text:span></text:p>
      <text:p text:style-name="P2"><text:span text:style-name="T11">Current</text:span><text:span text:style-name="T12"> </text:span><text:span text:style-name="T11">Situation</text:span></text:p>
      <text:p text:style-name="P2"><text:span text:style-name="T11">Current Flaws</text:span></text:p>
      <text:p text:style-name="P2"><text:span text:style-name="T3">Proposed Solution</text:span></text:p>
      <text:p text:style-name="P2"><text:span text:style-name="T16">What you got is yours</text:span></text:p>
      <text:p text:style-name="P2"><text:span text:style-name="T16">Share-to-copy</text:span></text:p>
      <text:p text:style-name="P2"><text:span text:style-name="T16">not like shared-with-email</text:span></text:p>
      <text:p text:style-name="P2"><text:span text:style-name="T16">This </text:span><text:span text:style-name="T14">solution</text:span><text:span text:style-name="T16"> adopts the D</text:span><text:span text:style-name="T14">igital Services</text:span><text:span text:style-name="T16"> approach that aligns with emerging and future business needs. The design model incorporates Privacy by Design principles to maintain the appropriate level of regulatory compliance. The system concept is built on top of </text:span>globally distributed Domain Name System, Web technologies and loosely coupled Domain Authentication Layer. The Domain Authentication Layer is built around <text:span text:style-name="T13">User-Managed Access</text:span> and <text:span text:style-name="T13">OpenID Connect</text:span> specifications and includes Resource Protection Gateway in order to control information exchange between security domains. <text:span text:style-name="T16">The messages and attachments are stored separately in the content repository and likewise, the content is transferred separately. Documents are stored on disk or S3 compatible object storage and transferred using HTTP/2 protocol. The email system fallback is </text:span><text:span text:style-name="T14">used</text:span><text:span text:style-name="T16"> if the </text:span><text:span text:style-name="T14">recipient's system </text:span><text:span text:style-name="T16">is </text:span><text:span text:style-name="T14">not available</text:span><text:span text:style-name="T16">.</text:span></text:p>
      <text:p text:style-name="P9"/>
      <text:p text:style-name="P2"><text:span text:style-name="T4">Solution Components</text:span></text:p>
      <text:p text:style-name="P3"/>
      <text:p text:style-name="P2"><text:span text:style-name="T4">Solution Scenarios and Flows</text:span></text:p>
      <text:p text:style-name="P1"/>
      <text:p text:style-name="P2"><text:span text:style-name="T3">Conclusion</text:span></text:p>
      <text:p text:style-name="P2"><text:span text:style-name="T5"><text:tab/></text:span><text:span text:style-name="T4"><text:tab/><text:tab/>Overall Summary</text:span></text:p>
      <text:p text:style-name="P2"><text:span text:style-name="T4">Future Wor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F" style:font-size-asian="10pt" style:language-asian="en" style:country-asian="US" style:font-name-complex="F"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5pt" fo:language="en" fo:country="US" style:letter-kerning="false" style:font-name-asian="F" style:font-size-asian="10pt" style:language-asian="en" style:country-asian="US" style:font-name-complex="F"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F" style:font-family-generic-asian="system" style:font-pitch-asian="variable" style:font-size-asian="48pt" style:font-name-complex="F"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F" style:font-family-generic-asian="system" style:font-pitch-asian="variable" style:font-size-asian="10.5pt" style:language-asian="en" style:country-asian="US" style:font-name-complex="F"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F" style:font-family-generic-asian="system" style:font-pitch-asian="variable" style:font-size-asian="11pt" style:font-name-complex="F"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F" style:font-family-generic-asian="system" style:font-pitch-asian="variable" style:font-size-asian="11pt" style:font-style-asian="italic" style:font-name-complex="F"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F" style:font-family-generic-asian="system" style:font-pitch-asian="variable" style:font-size-asian="48pt" style:font-name-complex="F"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F" style:font-family-generic-asian="system" style:font-pitch-asian="variable" style:font-size-asian="16pt" style:font-style-asian="italic" style:font-name-complex="F"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use-window-font-color="true" fo:font-size="10.5pt" fo:language="en" fo:country="US" style:letter-kerning="false" style:font-name-asian="F" style:font-size-asian="10.5pt" style:language-asian="en" style:country-asian="US" style:font-name-complex="F"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 text:c="182"/>Living document</text:p>
        <text:p text:style-name="Header"><text:s text:c="164"/>last edited on <text:span text:style-name="MT1">July</text:span> <text:span text:style-name="MT1">23</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7-25T22:40:02</dc:date>
    <meta:editing-cycles>653</meta:editing-cycles>
    <dc:subject>est-uma-2_0</dc:subject>
    <dc:title>Email System Trust Profile for User-Managed Access 2.0</dc:title>
    <meta:editing-duration>P18DT16H16M</meta:editing-duration>
    <meta:generator>LibreOffice/6.4.5.2$Linux_X86_64 LibreOffice_project/1ed6aca320d7f4d82924e6cec66e4f7527376448</meta:generator>
    <meta:document-statistic meta:table-count="0" meta:image-count="0" meta:object-count="0" meta:page-count="2" meta:paragraph-count="23" meta:word-count="365" meta:character-count="2964" meta:non-whitespace-character-count="2120"/>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